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1F0000040033945A4BE35DCFF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cc00" svg:stroke-opacity="50%" draw:fill="none" fo:min-height="5.6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282cm" svg:stroke-color="#00cc00" draw:marker-start-width="0.622cm" draw:marker-end-width="0.622cm" svg:stroke-opacity="50%" draw:fill="none" draw:textarea-vertical-align="middle" fo:padding-top="0.265cm" fo:padding-bottom="0.265cm" fo:padding-left="0.39cm" fo:padding-right="0.39cm"/>
    </style:style>
    <style:style style:name="gr6" style:family="graphic" style:parent-style-name="standard">
      <style:graphic-properties draw:stroke="none" svg:stroke-color="#00cc00" svg:stroke-opacity="50%" draw:fill-color="#00cc00" draw:opacity="50%" draw:textarea-horizontal-align="justify" draw:textarea-vertical-align="middle" draw:auto-grow-height="false" fo:min-height="0.362cm" fo:min-width="0.112cm"/>
    </style:style>
    <style:style style:name="gr7" style:family="graphic" style:parent-style-name="objectwithoutfill">
      <style:graphic-properties svg:stroke-width="0.282cm" svg:stroke-color="#00cc00" draw:marker-start-width="0.622cm" draw:marker-end-width="0.622cm" svg:stroke-opacity="50%" svg:stroke-linecap="round" draw:fill="none" draw:textarea-vertical-align="middle" fo:padding-top="0.265cm" fo:padding-bottom="0.265cm" fo:padding-left="0.39cm" fo:padding-right="0.39cm"/>
    </style:style>
    <style:style style:name="gr8" style:family="graphic" style:parent-style-name="objectwithoutfill">
      <style:graphic-properties svg:stroke-width="0.282cm" svg:stroke-color="#0000ff" draw:marker-start-width="0.622cm" draw:marker-end-width="0.622cm" svg:stroke-opacity="50%" svg:stroke-linecap="round" draw:fill="none" draw:textarea-vertical-align="middle" fo:padding-top="0.265cm" fo:padding-bottom="0.265cm" fo:padding-left="0.39cm" fo:padding-right="0.39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3333ff"/>
    </style:style>
    <style:style style:name="P9" style:family="paragraph">
      <loext:graphic-properties draw:fill="none" draw:fill-color="#ffffff"/>
      <style:text-properties fo:color="#3333ff"/>
    </style:style>
    <style:style style:name="P10" style:family="paragraph">
      <loext:graphic-properties draw:fill-color="#00cc00" draw:opacity="50%"/>
      <style:paragraph-properties fo:text-align="center"/>
    </style:style>
    <style:style style:name="P11" style:family="paragraph">
      <style:text-properties fo:color="#00cc00"/>
    </style:style>
    <style:style style:name="P12" style:family="paragraph">
      <loext:graphic-properties draw:fill="none" draw:fill-color="#ffffff"/>
      <style:text-properties fo:color="#00cc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00cc" style:font-name="Liberation Sans1" fo:font-size="14pt" style:font-size-asian="14pt" style:font-size-complex="14pt"/>
    </style:style>
    <style:style style:name="T3" style:family="text">
      <style:text-properties fo:color="#00cc00"/>
    </style:style>
    <style:style style:name="T4" style:family="text">
      <style:text-properties fo:color="#3333ff"/>
    </style:style>
    <style:style style:name="T5" style:family="text">
      <style:text-properties fo:color="#000000"/>
    </style:style>
    <style:style style:name="T6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72cm" svg:height="5.94cm" svg:x="10.906cm" svg:y="11.106cm">
          <draw:text-box>
            <text:p/>
            <text:p><text:tab/></text:p>
            <text:p><text:tab/></text:p>
            <text:p><text:tab/></text:p>
            <text:p><text:tab/></text:p>
            <text:p><text:tab/></text:p>
            <text:p><text:tab/></text:p>
            <text:p><text:tab/></text:p>
          </draw:text-box>
        </draw:frame>
        <draw:frame draw:style-name="gr2" draw:text-style-name="P2" draw:layer="layout" svg:width="4.623cm" svg:height="4.487cm" svg:x="8.485cm" svg:y="2.54cm">
          <draw:image xlink:href="Pictures/100002010000041F0000040033945A4BE35DCFF2.png" xlink:type="simple" xlink:show="embed" xlink:actuate="onLoad">
            <text:p/>
          </draw:image>
        </draw:frame>
        <draw:frame draw:style-name="gr3" draw:text-style-name="P4" draw:layer="layout" svg:width="8.833cm" svg:height="1.361cm" svg:x="6.486cm" svg:y="0.299cm">
          <draw:text-box>
            <text:p text:style-name="P3"><text:span text:style-name="T1">Atoms matched in caffeine</text:span></text:p>
            <text:p text:style-name="P3"><text:span text:style-name="T2">CN1C=NC2=C1C(=O)N(C(=O)N2C)C</text:span></text:p>
          </draw:text-box>
        </draw:frame>
        <draw:frame draw:style-name="gr4" draw:text-style-name="P5" draw:layer="layout" svg:width="4.236cm" svg:height="0.806cm" svg:x="1.021cm" svg:y="0.609cm">
          <draw:text-box>
            <text:p><text:span text:style-name="T1">SMARTS pattern</text:span></text:p>
          </draw:text-box>
        </draw:frame>
        <draw:frame draw:style-name="gr4" draw:text-style-name="P6" draw:layer="layout" svg:width="4.393cm" svg:height="0.962cm" svg:x="0.89cm" svg:y="4.397cm">
          <draw:text-box>
            <text:p><text:span text:style-name="T3">[r]</text:span> or <text:span text:style-name="T3">[x]</text:span> or <text:span text:style-name="T3">[R]</text:span></text:p>
          </draw:text-box>
        </draw:frame>
        <draw:polygon draw:style-name="gr5" draw:text-style-name="P7" draw:layer="layout" svg:width="2.886cm" svg:height="2.314cm" draw:transform="rotate (-2.59670086111716) translate (13.012262031892cm 5.18811593017618cm)" svg:viewBox="0 0 2887 2315" draw:points="1455,2315 2435,2315 2887,1521 2429,708 1475,665 988,1468 34,1277 0,305 868,0 1497,678 988,1468 1433,2303">
          <text:p/>
        </draw:polygon>
        <draw:frame draw:style-name="gr2" draw:text-style-name="P2" draw:layer="layout" svg:width="4.623cm" svg:height="4.487cm" svg:x="8.534cm" svg:y="6.917cm">
          <draw:image xlink:href="Pictures/100002010000041F0000040033945A4BE35DCFF2.png" xlink:type="simple" xlink:show="embed" xlink:actuate="onLoad">
            <text:p/>
          </draw:image>
        </draw:frame>
        <draw:frame draw:style-name="gr4" draw:text-style-name="P9" draw:layer="layout" svg:width="3.364cm" svg:height="0.962cm" svg:x="0.939cm" svg:y="8.774cm">
          <draw:text-box>
            <text:p text:style-name="P8"><text:span text:style-name="T3">[r0]</text:span><text:span text:style-name="T4"> </text:span><text:span text:style-name="T5">or</text:span><text:span text:style-name="T3"> [x1]</text:span></text:p>
          </draw:text-box>
        </draw:frame>
        <draw:custom-shape draw:style-name="gr6" draw:text-style-name="P10" draw:layer="layout" svg:width="0.864cm" svg:height="0.864cm" svg:x="10.187cm" svg:y="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864cm" svg:height="0.864cm" svg:x="8.46cm" svg:y="7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864cm" svg:height="0.864cm" svg:x="8.612cm" svg:y="9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864cm" svg:height="0.864cm" svg:x="10.212cm" svg:y="10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864cm" svg:height="0.864cm" svg:x="12.244cm" svg:y="7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623cm" svg:height="4.487cm" svg:x="8.486cm" svg:y="11.887cm">
          <draw:image xlink:href="Pictures/100002010000041F0000040033945A4BE35DCFF2.png" xlink:type="simple" xlink:show="embed" xlink:actuate="onLoad">
            <text:p/>
          </draw:image>
        </draw:frame>
        <draw:frame draw:style-name="gr4" draw:text-style-name="P12" draw:layer="layout" svg:width="3.96cm" svg:height="0.962cm" svg:x="0.891cm" svg:y="13.744cm">
          <draw:text-box>
            <text:p text:style-name="P11"><text:span text:style-name="T3">[x2]</text:span><text:span text:style-name="T5"> and </text:span><text:span text:style-name="T6">[x3]</text:span></text:p>
          </draw:text-box>
        </draw:frame>
        <draw:polyline draw:style-name="gr7" draw:text-style-name="P7" draw:layer="layout" svg:width="1.431cm" svg:height="1.607cm" draw:transform="rotate (-2.59670086111716) translate (11.402335196598cm 14.6839166013283cm)" svg:viewBox="0 0 1432 1608" draw:points="0,1608 980,1608 1432,813 974,0">
          <text:p/>
        </draw:polyline>
        <draw:polyline draw:style-name="gr7" draw:text-style-name="P7" draw:layer="layout" svg:width="0.898cm" svg:height="1.259cm" draw:transform="rotate (-2.59670086111716) translate (13.0387481700958cm 14.5700627156278cm)" svg:viewBox="0 0 899 1260" draw:points="135,1260 0,405 899,0">
          <text:p/>
        </draw:polyline>
        <draw:frame draw:style-name="gr2" draw:text-style-name="P2" draw:layer="layout" svg:width="4.623cm" svg:height="4.487cm" svg:x="8.486cm" svg:y="16.306cm">
          <draw:image xlink:href="Pictures/100002010000041F0000040033945A4BE35DCFF2.png" xlink:type="simple" xlink:show="embed" xlink:actuate="onLoad">
            <text:p/>
          </draw:image>
        </draw:frame>
        <draw:frame draw:style-name="gr4" draw:text-style-name="P12" draw:layer="layout" svg:width="1.421cm" svg:height="0.962cm" svg:x="0.891cm" svg:y="18.163cm">
          <draw:text-box>
            <text:p text:style-name="P11"><text:span text:style-name="T3">[r6]</text:span></text:p>
          </draw:text-box>
        </draw:frame>
        <draw:polygon draw:style-name="gr5" draw:text-style-name="P7" draw:layer="layout" svg:width="1.898cm" svg:height="1.649cm" draw:transform="rotate (-2.59670086111716) translate (11.7972243348966cm 18.8727269620464cm)" svg:viewBox="0 0 1899 1650" draw:points="466,1650 1446,1650 1899,856 1441,43 487,0 0,803 508,13 0,803 445,1637">
          <text:p/>
        </draw:polygon>
        <draw:line draw:style-name="gr8" draw:text-style-name="P7" draw:layer="layout" svg:x1="11.406cm" svg:y1="13.792cm" svg:x2="11.406cm" svg:y2="14.7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Beaujean</meta:initial-creator>
    <meta:creation-date>2018-06-19T13:25:33.637522970</meta:creation-date>
    <dc:date>2018-06-19T14:06:47.498387388</dc:date>
    <dc:creator>Pierre Beaujean</dc:creator>
    <meta:editing-duration>PT24M51S</meta:editing-duration>
    <meta:editing-cycles>4</meta:editing-cycles>
    <meta:generator>LibreOffice/5.0.6.2$Linux_X86_64 LibreOffice_project/00m0$Build-2</meta:generator>
    <meta:document-statistic meta:object-count="21"/>
  </office:meta>
</office:document-meta>
</file>